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1pt 1pt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 Semibold" fo:font-size="26pt" fo:font-style="italic" fo:text-shadow="1pt 1pt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567cm" svg:height="3.063cm" svg:x="1.778cm" svg:y="0.747cm">
          <draw:text-box>
            <text:p text:style-name="P1"><text:span text:style-name="T1">Old Testament</text:span></text:p>
            <text:p text:style-name="P1"><text:span text:style-name="T2">Amos 5:18–2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4.638cm" svg:height="4.76cm" svg:x="1.524cm" svg:y="0.828cm">
          <draw:text-box>
            <text:p text:style-name="P4"><text:span text:style-name="T3">18</text:span><text:span text:style-name="T4">Woe to you who desire the day of the LORD! <text:s text:c="2"/></text:span></text:p>
            <text:p text:style-name="P5"><text:span text:style-name="T4">Why would you have the day of the LORD? It is</text:span></text:p>
            <text:p text:style-name="P5"><text:span text:style-name="T4">darkness, and not ligh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168cm" svg:height="7.766cm" svg:x="1.502cm" svg:y="0.762cm">
          <draw:text-box>
            <text:p text:style-name="P5"><text:span text:style-name="T3">19</text:span><text:span text:style-name="T4">as if a man fled from a lion, and a bear met him,or went into the house and leaned his hand against the wall, and a serpent bit him.</text:span></text:p>
            <text:p text:style-name="P5"><text:span text:style-name="T3">20</text:span><text:span text:style-name="T4">Is not the day of the LORD darkness, and not light, </text:span><text:span text:style-name="T5">and gloom with no brightness in it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9" draw:layer="layout" svg:width="24.638cm" svg:height="6.263cm" svg:x="1.524cm" svg:y="0.849cm">
          <draw:text-box>
            <text:p text:style-name="P5"><text:span text:style-name="T3">21</text:span><text:span text:style-name="T4">“I hate, I despise your feasts, </text:span><text:span text:style-name="T5">and I take no delight in your solemn assemblies.</text:span></text:p>
            <text:p text:style-name="P5"><text:span text:style-name="T6">22</text:span><text:span text:style-name="T5">Even though you offer me your burnt offerings and grain offerings, I will not accept the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9" draw:layer="layout" svg:width="24.638cm" svg:height="6.263cm" svg:x="1.524cm" svg:y="0.849cm">
          <draw:text-box>
            <text:p text:style-name="P5"><text:span text:style-name="T5">and the peace offerings of your fattened animals, I will not look upon them.</text:span></text:p>
            <text:p text:style-name="P5"><text:span text:style-name="T6">23</text:span><text:span text:style-name="T5">Take away from me the noise of your songs; to the melody of your harps I will not list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9" draw:layer="layout" svg:width="24.638cm" svg:height="3.257cm" svg:x="1.778cm" svg:y="0.807cm">
          <draw:text-box>
            <text:p text:style-name="P5"><text:span text:style-name="T6">24</text:span><text:span text:style-name="T5">But let justice roll down like waters, and righteousness like an ever-flowing strea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11:09.057000000</meta:creation-date>
    <dc:title>Hymn template</dc:title>
    <meta:editing-duration>PT2H41M44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09T22:45:40.346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1-05T10:11:08.745000000"/>
  </office:meta>
</office:document-meta>
</file>